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</text:p>
      <text:p text:style-name="Standard">using namespace std;</text:p>
      <text:p text:style-name="Standard">class test</text:p>
      <text:p text:style-name="Standard"><text:tab/>{</text:p>
      <text:p text:style-name="Standard"><text:tab/><text:tab/>int x,y,z;</text:p>
      <text:p text:style-name="Standard"><text:tab/><text:tab/>public:</text:p>
      <text:p text:style-name="Standard"><text:tab/><text:tab/>void input()</text:p>
      <text:p text:style-name="Standard"><text:tab/><text:tab/><text:tab/>{</text:p>
      <text:p text:style-name="Standard"><text:tab/><text:tab/><text:tab/><text:tab/>cout&lt;&lt;"Enter the 3 numbers:\n";</text:p>
      <text:p text:style-name="Standard"><text:tab/><text:tab/><text:tab/><text:tab/>cin&gt;&gt;x&gt;&gt;y&gt;&gt;z;</text:p>
      <text:p text:style-name="Standard"><text:tab/><text:tab/><text:tab/>}</text:p>
      <text:p text:style-name="Standard"><text:tab/>friend void find(test t);</text:p>
      <text:p text:style-name="Standard"><text:tab/>};</text:p>
      <text:p text:style-name="Standard">void find (test t)</text:p>
      <text:p text:style-name="Standard"><text:tab/>{</text:p>
      <text:p text:style-name="Standard"><text:tab/><text:tab/>if(t.x&gt;t.y&amp;&amp;t.x&gt;t.z)</text:p>
      <text:p text:style-name="Standard"><text:tab/><text:tab/>cout&lt;&lt;"Largest is:\n"&lt;&lt;t.x;</text:p>
      <text:p text:style-name="Standard"><text:tab/><text:tab/>else if(t.y&gt;t.z)</text:p>
      <text:p text:style-name="Standard"><text:tab/><text:tab/>cout&lt;&lt;"largest is:\n"&lt;&lt;t.y;</text:p>
      <text:p text:style-name="Standard"><text:tab/><text:tab/>else</text:p>
      <text:p text:style-name="Standard"><text:tab/><text:tab/>cout&lt;&lt;"largest is:\n"&lt;&lt;t.z;</text:p>
      <text:p text:style-name="Standard"><text:tab/>}</text:p>
      <text:p text:style-name="Standard">int main()</text:p>
      <text:p text:style-name="Standard"><text:tab/>{</text:p>
      <text:p text:style-name="Standard"><text:tab/><text:tab/>test t1;</text:p>
      <text:p text:style-name="Standard"><text:tab/><text:tab/>t1.input();</text:p>
      <text:p text:style-name="Standard"><text:tab/><text:tab/>find(t1);</text:p>
      <text:p text:style-name="Standard"><text:tab/><text:tab/>return 0;</text:p>
      <text:p text:style-name="Standard"><text:tab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2:41:04.918366754</meta:creation-date>
    <dc:date>2023-05-25T12:41:27.541591176</dc:date>
    <meta:editing-duration>PT22S</meta:editing-duration>
    <meta:editing-cycles>1</meta:editing-cycles>
    <meta:document-statistic meta:table-count="0" meta:image-count="0" meta:object-count="0" meta:page-count="1" meta:paragraph-count="29" meta:word-count="50" meta:character-count="388" meta:non-whitespace-character-count="320"/>
    <meta:generator>LibreOffice/7.3.6.2$Linux_X86_64 LibreOffice_project/30$Build-2</meta:generator>
  </office:meta>
</office:document-meta>
</file>